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4799in" svg:height="2.0331in" svg:x="13.5067in" svg:y="1.1417in">
            <draw:object draw:notify-on-update-of-ranges="Optimisation_MPI.P12:Optimisation_MPI.P14 Optimisation_MPI.Q12:Optimisation_MPI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on fixe le nbr d’iter a 300 et la taille du domaine a 1592 (height) * 5000 (width), 64 procs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Suppression des echanges dupliques MPI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style-name="ce65"/>
          <table:table-cell table:number-columns-repeated="16"/>
        </table:table-row>
        <table:table-row table:style-name="ro1">
          <table:table-cell table:number-columns-repeated="10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number-columns-repeated="7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7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7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/>
          <table:table-cell table:style-name="ce74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5">
          <table:table-cell table:number-columns-repeated="10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5">
          <table:table-cell table:number-columns-repeated="10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Suppression des barrier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 table:number-columns-repeated="13"/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Reduce Send/ Receiv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14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8.24" calcext:value-type="float">
            <text:p>198.24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/>
          <table:table-cell table:number-columns-repeated="14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8.24" calcext:value-type="float">
            <text:p>198.24</text:p>
          </table:table-cell>
          <table:table-cell table:style-name="ce4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04:20:15.15139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07:28:24.064031259</dc:date>
    <meta:editing-duration>PT16H18M50S</meta:editing-duration>
    <meta:editing-cycles>164</meta:editing-cycles>
    <meta:generator>LibreOffice/6.4.7.2$Linux_X86_64 LibreOffice_project/40$Build-2</meta:generator>
    <meta:document-statistic meta:table-count="3" meta:cell-count="25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25cm" svg:y="-0.527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64cm" svg:y="3.683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7cm" svg:y="4.013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69cm" svg:y="3.843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5.165cm" xlink:href=".." xlink:type="simple" chart:class="chart:bar" chart:style-name="ch1">
        <chart:title svg:x="0.593cm" svg:y="0.239cm" chart:style-name="ch2">
          <text:p>Speed-up obtenu en supprimant les échanges dupliqués
</text:p>
        </chart:title>
        <chart:plot-area chart:style-name="ch3" table:cell-range-address="Optimisation_MPI.P12:Optimisation_MPI.Q14" chart:data-source-has-labels="column" svg:x="0.009cm" svg:y="1.029cm" svg:width="8.69cm" svg:height="3.879cm">
          <chartooo:coordinate-region svg:x="2.403cm" svg:y="1.029cm" svg:width="6.202cm" svg:height="3.232cm"/>
          <chart:axis chart:dimension="x" chart:name="primary-x" chart:style-name="ch4" chartooo:axis-type="auto">
            <chartooo:date-scale/>
            <chart:categories table:cell-range-address="Optimisation_MPI.P12:Optimisation_MPI.P14"/>
          </chart:axis>
          <chart:axis chart:dimension="y" chart:name="primary-y" chart:style-name="ch5">
            <chart:title svg:x="4.758cm" svg:y="4.581cm" chart:style-name="ch6">
              <text:p>Speed-up</text:p>
            </chart:title>
          </chart:axis>
          <chart:series chart:style-name="ch7" chart:values-cell-range-address="Optimisation_MPI.Q12:Optimisation_MPI.Q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2:Optimisation_MPI.P14</svg:desc>
                </draw:g>
              </table:table-cell>
              <table:table-cell office:value-type="float" office:value="1">
                <text:p>1</text:p>
                <draw:g>
                  <svg:desc>Optimisation_MPI.Q12:Optimisation_MPI.Q14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